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5-09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5-05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5-02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4-12-0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4-07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4-05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4-03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3-11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3-07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3-05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3-03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2-10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2-07-0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2-04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2-01-3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1-10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1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1-04-05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1-02-0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184" calcext:value-type="float">
            <text:p>28.6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33110122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8" meta:object-count="0"/>
    <meta:user-defined meta:name="AppVersion">3.0</meta:user-defined>
  </office:meta>
</office:document-meta>
</file>